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6f3" officeooo:paragraph-rsid="000506f3"/>
    </style:style>
    <style:style style:name="P2" style:family="paragraph" style:parent-style-name="Standard">
      <style:text-properties officeooo:rsid="0006cbed" officeooo:paragraph-rsid="0006cbed"/>
    </style:style>
    <style:style style:name="P3" style:family="paragraph" style:parent-style-name="Standard">
      <style:paragraph-properties fo:text-align="end" style:justify-single-word="false"/>
      <style:text-properties fo:font-weight="bold" officeooo:rsid="0006cbed" officeooo:paragraph-rsid="0006cbed" style:font-weight-asian="bold" style:font-weight-complex="bold"/>
    </style:style>
    <style:style style:name="P4" style:family="paragraph" style:parent-style-name="Standard">
      <style:text-properties fo:font-weight="bold" officeooo:rsid="000506f3" officeooo:paragraph-rsid="000506f3" style:font-weight-asian="bold" style:font-weight-complex="bold"/>
    </style:style>
    <style:style style:name="P5" style:family="paragraph" style:parent-style-name="Header">
      <style:text-properties officeooo:rsid="0006cbed" officeooo:paragraph-rsid="0006cbe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hushan Sonawane</text:p>
      <text:p text:style-name="P3">BE E 66 <text:s text:c="2"/>(BATCH 3) </text:p>
      <text:p text:style-name="P4"/>
      <text:p text:style-name="P1">#include &lt;iostream&gt;</text:p>
      <text:p text:style-name="P1">#include &lt;string.h&gt;</text:p>
      <text:p text:style-name="P1">using namespace std;</text:p>
      <text:p text:style-name="P1">char encrypt(char c,int k){</text:p>
      <text:p text:style-name="P1"><text:tab/>char temp;<text:tab/></text:p>
      <text:p text:style-name="P1"><text:tab/>if(c &gt;= 'a' &amp;&amp; c &lt;= 'z'){</text:p>
      <text:p text:style-name="P1"><text:tab/><text:tab/>temp = c + k;</text:p>
      <text:p text:style-name="P1"><text:tab/><text:tab/>if( temp &gt; 'z' ){</text:p>
      <text:p text:style-name="P1"><text:tab/><text:tab/><text:tab/>temp = 'a' + temp - 'z' - 1;</text:p>
      <text:p text:style-name="P1"><text:tab/><text:tab/>}<text:tab/></text:p>
      <text:p text:style-name="P1"><text:tab/>}else if (c &gt;= 'A' &amp;&amp; c &lt;='Z'){</text:p>
      <text:p text:style-name="P1"><text:tab/><text:tab/>temp = c + k;</text:p>
      <text:p text:style-name="P1"><text:tab/><text:tab/>if( temp &gt; 'Z' ){</text:p>
      <text:p text:style-name="P1"><text:tab/><text:tab/><text:tab/>temp = 'A' + temp - 'Z' - 1;</text:p>
      <text:p text:style-name="P1"><text:tab/><text:tab/>}<text:tab/></text:p>
      <text:p text:style-name="P1"><text:tab/>}else{</text:p>
      <text:p text:style-name="P1"><text:tab/><text:tab/>temp = c + k;</text:p>
      <text:p text:style-name="P1"><text:tab/>}</text:p>
      <text:p text:style-name="P1"><text:tab/>return temp;</text:p>
      <text:p text:style-name="P1">}</text:p>
      <text:p text:style-name="P1">void encrpt_st(char *data, char <text:s/>*enc , int key){</text:p>
      <text:p text:style-name="P1"><text:tab/>int<text:tab/>i,len = strlen(data);</text:p>
      <text:p text:style-name="P1"><text:tab/>key = key % 26;</text:p>
      <text:p text:style-name="P1"><text:tab/>for( i = 0; i &lt; len; ++i){</text:p>
      <text:p text:style-name="P1"><text:tab/><text:tab/>enc[i] = <text:s/>( data[i] == ' ' ? data[i] :encrypt(data[i],key) );<text:tab/></text:p>
      <text:p text:style-name="P1"><text:tab/>}<text:tab/></text:p>
      <text:p text:style-name="P1"><text:tab/>enc[i]='\0';</text:p>
      <text:p text:style-name="P1">}</text:p>
      <text:p text:style-name="P1">int main(){</text:p>
      <text:p text:style-name="P1"><text:tab/>int key,i;</text:p>
      <text:p text:style-name="P1"><text:tab/>char data[1000],enc[1000];</text:p>
      <text:p text:style-name="P1"><text:tab/>cin.getline( data,1000,'\n');</text:p>
      <text:p text:style-name="P1"><text:tab/>cin &gt;&gt; key;</text:p>
      <text:p text:style-name="P1"><text:tab/>encrpt_st(data,enc,key);</text:p>
      <text:p text:style-name="P1"><text:tab/>cout &lt;&lt; enc;</text:p>
      <text:p text:style-name="P1"><text:tab/>i = 0;</text:p>
      <text:p text:style-name="P1"><text:tab/>int test = 0;</text:p>
      <text:p text:style-name="P1"><text:tab/>while( enc[i] == ' '){</text:p>
      <text:p text:style-name="P1"><text:tab/><text:tab/>test++;</text:p>
      <text:p text:style-name="P1"><text:tab/><text:tab/>i++;<text:tab/>}</text:p>
      <text:p text:style-name="P1"><text:tab/>for( i = 0; i &lt; 26; ++i){</text:p>
      <text:p text:style-name="P1"><text:tab/><text:tab/>if( enc[test] == encrypt( data[test] , i) ){</text:p>
      <text:p text:style-name="P1"><text:tab/><text:tab/><text:tab/>cout &lt;&lt; "\nKEY FOUND: " &lt;&lt; i &lt;&lt; "\n";</text:p>
      <text:p text:style-name="P1"><text:tab/><text:tab/><text:tab/>break;</text:p>
      <text:p text:style-name="P1"><text:tab/><text:tab/>}<text:tab/></text:p>
      <text:p text:style-name="P1"><text:tab/>}</text:p>
      <text:p text:style-name="P1"><text:tab/>return 0; <text:s text:c="5"/>}</text:p>
      <text:p text:style-name="P1"><text:soft-page-break/></text:p>
      <text:p text:style-name="P1">OUTPUT</text:p>
      <text:p text:style-name="P1"/>
      <text:p text:style-name="P2">bhushan@bhushan-desktop:~/BELab/NS$ ./c</text:p>
      <text:p text:style-name="P2">BHUSHAN SONAWANE BE E 66</text:p>
      <text:p text:style-name="P2">3</text:p>
      <text:p text:style-name="P2">EKXVKDQ VRQDZDQH EH H 99</text:p>
      <text:p text:style-name="P2">KEY FOUND: 3</text:p>
      <text:p text:style-name="P2"/>
      <text:p text:style-name="P2"/>
      <text:p text:style-name="P2">bhushan@bhushan-desktop:~/BELab/NS$ ./c</text:p>
      <text:p text:style-name="P2">aaaaa bbbbbbbbb eeeeeee xxxxx yyyyy zzzzzz</text:p>
      <text:p text:style-name="P2">5</text:p>
      <text:p text:style-name="P2">fffff ggggggggg jjjjjjj ccccc ddddd eeeeee</text:p>
      <text:p text:style-name="P2">KEY FOUND: 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cbed" officeooo:paragraph-rsid="0006cbed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44"/><text:span text:style-name="MT1">NS LAB 1 <text:s/>CIESER CIPHER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ushan </meta:initial-creator>
    <meta:creation-date>2014-07-29T14:58:22.783083183</meta:creation-date>
    <dc:date>2014-07-29T15:17:20.309762928</dc:date>
    <dc:creator>bhushan </dc:creator>
    <meta:editing-duration>PT3M47S</meta:editing-duration>
    <meta:editing-cycles>1</meta:editing-cycles>
    <meta:document-statistic meta:table-count="0" meta:image-count="0" meta:object-count="0" meta:page-count="2" meta:paragraph-count="61" meta:word-count="225" meta:character-count="1270" meta:non-whitespace-character-count="925"/>
    <meta:generator>LibreOffice/4.2.3.3$Linux_x86 LibreOffice_project/420m0$Build-3</meta:generator>
  </office:meta>
</office:document-meta>
</file>